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15cm"/>
    </style:style>
    <style:style style:name="co6" style:family="table-column">
      <style:table-column-properties fo:break-before="auto" style:column-width="3.42cm"/>
    </style:style>
    <style:style style:name="co7" style:family="table-column">
      <style:table-column-properties fo:break-before="auto" style:column-width="3.789cm"/>
    </style:style>
    <style:style style:name="co8" style:family="table-column">
      <style:table-column-properties fo:break-before="auto" style:column-width="3.381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4_k1" table:style-name="ta1">
        <table:shapes>
          <draw:frame draw:z-index="0" draw:style-name="gr1" draw:text-style-name="P1" svg:width="19.891cm" svg:height="10.812cm" svg:x="0.099cm" svg:y="9.583cm">
            <draw:object draw:notify-on-update-of-ranges="all4_k1.A1:all4_k1.A1 all4_k1.A2:all4_k1.A21 all4_k1.B1:all4_k1.B1 all4_k1.B2:all4_k1.B21 all4_k1.F1:all4_k1.F1 all4_k1.F2:all4_k1.F21 all4_k1.J1:all4_k1.J1 all4_k1.J2:all4_k1.J21 all4_k1.N1:all4_k1.N1 all4_k1.N2:all4_k1.N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164cm" svg:height="10.913cm" svg:x="21.356cm" svg:y="9.733cm">
            <draw:object draw:notify-on-update-of-ranges="all4_k1.A1:all4_k1.A1 all4_k1.A2:all4_k1.A21 all4_k1.F1:all4_k1.F1 all4_k1.F2:all4_k1.F21 all4_k1.J1:all4_k1.J1 all4_k1.J2:all4_k1.J21 all4_k1.N1:all4_k1.N1 all4_k1.N2:all4_k1.N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912cm" svg:height="9.709cm" svg:x="0.074cm" svg:y="21.299cm">
            <draw:object draw:notify-on-update-of-ranges="all4_k1.A1:all4_k1.A1 all4_k1.A2:all4_k1.A21 all4_k1.C1:all4_k1.C1 all4_k1.C2:all4_k1.C21 all4_k1.G1:all4_k1.G1 all4_k1.G2:all4_k1.G21 all4_k1.K1:all4_k1.K1 all4_k1.K2:all4_k1.K21 all4_k1.O1:all4_k1.O1 all4_k1.O2:all4_k1.O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.134cm" svg:height="11.338cm" svg:x="21.406cm" svg:y="21.323cm">
            <draw:object draw:notify-on-update-of-ranges="all4_k1.A1:all4_k1.A1 all4_k1.A2:all4_k1.A21 all4_k1.G1:all4_k1.G1 all4_k1.G2:all4_k1.G21 all4_k1.K1:all4_k1.K1 all4_k1.K2:all4_k1.K21 all4_k1.O1:all4_k1.O1 all4_k1.O2:all4_k1.O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zestawienia_insort</text:p>
          </table:table-cell>
          <table:table-cell office:value-type="string" calcext:value-type="string">
            <text:p>porównania_inso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zestawienia_merge</text:p>
          </table:table-cell>
          <table:table-cell office:value-type="string" calcext:value-type="string">
            <text:p>porównania_merg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zestawienia_quick</text:p>
          </table:table-cell>
          <table:table-cell office:value-type="string" calcext:value-type="string">
            <text:p>porównania_quick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zestawienia_dpqs</text:p>
          </table:table-cell>
          <table:table-cell office:value-type="string" calcext:value-type="string">
            <text:p>porównania_dpq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18" calcext:value-type="float">
            <text:p>2418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51" calcext:value-type="float">
            <text:p>5751</text:p>
          </table:table-cell>
          <table:table-cell office:value-type="float" office:value="5749" calcext:value-type="float">
            <text:p>57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34" calcext:value-type="float">
            <text:p>634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47" calcext:value-type="float">
            <text:p>447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83" calcext:value-type="float">
            <text:p>68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30" calcext:value-type="float">
            <text:p>10430</text:p>
          </table:table-cell>
          <table:table-cell office:value-type="float" office:value="10431" calcext:value-type="float">
            <text:p>104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93" calcext:value-type="float">
            <text:p>893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9" calcext:value-type="float">
            <text:p>839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50" calcext:value-type="float">
            <text:p>850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39" calcext:value-type="float">
            <text:p>15539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30" calcext:value-type="float">
            <text:p>1130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25" calcext:value-type="float">
            <text:p>1025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22" calcext:value-type="float">
            <text:p>1322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459" calcext:value-type="float">
            <text:p>23459</text:p>
          </table:table-cell>
          <table:table-cell office:value-type="float" office:value="23460" calcext:value-type="float">
            <text:p>2346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22" calcext:value-type="float">
            <text:p>1422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47" calcext:value-type="float">
            <text:p>1047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01" calcext:value-type="float">
            <text:p>170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780" calcext:value-type="float">
            <text:p>30780</text:p>
          </table:table-cell>
          <table:table-cell office:value-type="float" office:value="30778" calcext:value-type="float">
            <text:p>3077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91" calcext:value-type="float">
            <text:p>1691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30" calcext:value-type="float">
            <text:p>1630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27" calcext:value-type="float">
            <text:p>1827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418" calcext:value-type="float">
            <text:p>39418</text:p>
          </table:table-cell>
          <table:table-cell office:value-type="float" office:value="39417" calcext:value-type="float">
            <text:p>3941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87" calcext:value-type="float">
            <text:p>198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04" calcext:value-type="float">
            <text:p>1704</text:p>
          </table:table-cell>
          <table:table-cell office:value-type="float" office:value="3438" calcext:value-type="float">
            <text:p>343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52" calcext:value-type="float">
            <text:p>2252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597" calcext:value-type="float">
            <text:p>50597</text:p>
          </table:table-cell>
          <table:table-cell office:value-type="float" office:value="50592" calcext:value-type="float">
            <text:p>5059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77" calcext:value-type="float">
            <text:p>2277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27" calcext:value-type="float">
            <text:p>2227</text:p>
          </table:table-cell>
          <table:table-cell office:value-type="float" office:value="4470" calcext:value-type="float">
            <text:p>447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320" calcext:value-type="float">
            <text:p>2320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3351" calcext:value-type="float">
            <text:p>63351</text:p>
          </table:table-cell>
          <table:table-cell office:value-type="float" office:value="63356" calcext:value-type="float">
            <text:p>633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28" calcext:value-type="float">
            <text:p>2528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50" calcext:value-type="float">
            <text:p>2150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68" calcext:value-type="float">
            <text:p>2768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72961" calcext:value-type="float">
            <text:p>7296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08" calcext:value-type="float">
            <text:p>2808</text:p>
          </table:table-cell>
          <table:table-cell office:value-type="float" office:value="4337" calcext:value-type="float">
            <text:p>433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424" calcext:value-type="float">
            <text:p>2424</text:p>
          </table:table-cell>
          <table:table-cell office:value-type="float" office:value="5345" calcext:value-type="float">
            <text:p>534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81" calcext:value-type="float">
            <text:p>3181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682" calcext:value-type="float">
            <text:p>91682</text:p>
          </table:table-cell>
          <table:table-cell office:value-type="float" office:value="91684" calcext:value-type="float">
            <text:p>916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63" calcext:value-type="float">
            <text:p>3063</text:p>
          </table:table-cell>
          <table:table-cell office:value-type="float" office:value="4810" calcext:value-type="float">
            <text:p>481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118" calcext:value-type="float">
            <text:p>3118</text:p>
          </table:table-cell>
          <table:table-cell office:value-type="float" office:value="6278" calcext:value-type="float">
            <text:p>627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331" calcext:value-type="float">
            <text:p>3331</text:p>
          </table:table-cell>
          <table:table-cell office:value-type="float" office:value="11398" calcext:value-type="float">
            <text:p>1139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5102" calcext:value-type="float">
            <text:p>105102</text:p>
          </table:table-cell>
          <table:table-cell office:value-type="float" office:value="105106" calcext:value-type="float">
            <text:p>10510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27" calcext:value-type="float">
            <text:p>3427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736" calcext:value-type="float">
            <text:p>2736</text:p>
          </table:table-cell>
          <table:table-cell office:value-type="float" office:value="6149" calcext:value-type="float">
            <text:p>614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011" calcext:value-type="float">
            <text:p>4011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5176" calcext:value-type="float">
            <text:p>125176</text:p>
          </table:table-cell>
          <table:table-cell office:value-type="float" office:value="125175" calcext:value-type="float">
            <text:p>12517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735" calcext:value-type="float">
            <text:p>3735</text:p>
          </table:table-cell>
          <table:table-cell office:value-type="float" office:value="5742" calcext:value-type="float">
            <text:p>574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059" calcext:value-type="float">
            <text:p>3059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817" calcext:value-type="float">
            <text:p>3817</text:p>
          </table:table-cell>
          <table:table-cell office:value-type="float" office:value="15676" calcext:value-type="float">
            <text:p>156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136030" calcext:value-type="float">
            <text:p>13603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077" calcext:value-type="float">
            <text:p>4077</text:p>
          </table:table-cell>
          <table:table-cell office:value-type="float" office:value="6190" calcext:value-type="float">
            <text:p>619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538" calcext:value-type="float">
            <text:p>3538</text:p>
          </table:table-cell>
          <table:table-cell office:value-type="float" office:value="8062" calcext:value-type="float">
            <text:p>806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673" calcext:value-type="float">
            <text:p>4673</text:p>
          </table:table-cell>
          <table:table-cell office:value-type="float" office:value="13271" calcext:value-type="float">
            <text:p>132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918" calcext:value-type="float">
            <text:p>163918</text:p>
          </table:table-cell>
          <table:table-cell office:value-type="float" office:value="163921" calcext:value-type="float">
            <text:p>1639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325" calcext:value-type="float">
            <text:p>4325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321" calcext:value-type="float">
            <text:p>3321</text:p>
          </table:table-cell>
          <table:table-cell office:value-type="float" office:value="8335" calcext:value-type="float">
            <text:p>833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307" calcext:value-type="float">
            <text:p>5307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5806" calcext:value-type="float">
            <text:p>175806</text:p>
          </table:table-cell>
          <table:table-cell office:value-type="float" office:value="175811" calcext:value-type="float">
            <text:p>17581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657" calcext:value-type="float">
            <text:p>4657</text:p>
          </table:table-cell>
          <table:table-cell office:value-type="float" office:value="7192" calcext:value-type="float">
            <text:p>719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497" calcext:value-type="float">
            <text:p>3497</text:p>
          </table:table-cell>
          <table:table-cell office:value-type="float" office:value="8451" calcext:value-type="float">
            <text:p>845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686" calcext:value-type="float">
            <text:p>5686</text:p>
          </table:table-cell>
          <table:table-cell office:value-type="float" office:value="13198" calcext:value-type="float">
            <text:p>131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6049" calcext:value-type="float">
            <text:p>196049</text:p>
          </table:table-cell>
          <table:table-cell office:value-type="float" office:value="196061" calcext:value-type="float">
            <text:p>19606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983" calcext:value-type="float">
            <text:p>4983</text:p>
          </table:table-cell>
          <table:table-cell office:value-type="float" office:value="7697" calcext:value-type="float">
            <text:p>769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141" calcext:value-type="float">
            <text:p>6141</text:p>
          </table:table-cell>
          <table:table-cell office:value-type="float" office:value="11326" calcext:value-type="float">
            <text:p>113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158" calcext:value-type="float">
            <text:p>6158</text:p>
          </table:table-cell>
          <table:table-cell office:value-type="float" office:value="19871" calcext:value-type="float">
            <text:p>198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9013" calcext:value-type="float">
            <text:p>229013</text:p>
          </table:table-cell>
          <table:table-cell office:value-type="float" office:value="229010" calcext:value-type="float">
            <text:p>22901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279" calcext:value-type="float">
            <text:p>5279</text:p>
          </table:table-cell>
          <table:table-cell office:value-type="float" office:value="8188" calcext:value-type="float">
            <text:p>818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801" calcext:value-type="float">
            <text:p>4801</text:p>
          </table:table-cell>
          <table:table-cell office:value-type="float" office:value="10002" calcext:value-type="float">
            <text:p>1000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711" calcext:value-type="float">
            <text:p>5711</text:p>
          </table:table-cell>
          <table:table-cell office:value-type="float" office:value="24483" calcext:value-type="float">
            <text:p>244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880" calcext:value-type="float">
            <text:p>255880</text:p>
          </table:table-cell>
          <table:table-cell office:value-type="float" office:value="255883" calcext:value-type="float">
            <text:p>2558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72" calcext:value-type="float">
            <text:p>5572</text:p>
          </table:table-cell>
          <table:table-cell office:value-type="float" office:value="8722" calcext:value-type="float">
            <text:p>87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8" calcext:value-type="float">
            <text:p>4848</text:p>
          </table:table-cell>
          <table:table-cell office:value-type="float" office:value="10845" calcext:value-type="float">
            <text:p>108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" calcext:value-type="float">
            <text:p>5899</text:p>
          </table:table-cell>
          <table:table-cell office:value-type="float" office:value="18222" calcext:value-type="float">
            <text:p>18222</text:p>
          </table:table-cell>
        </table:table-row>
      </table:table>
      <table:table table:name="all4_k10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19:36:57.873995491</dc:date>
    <meta:editing-duration>PT23M</meta:editing-duration>
    <meta:editing-cycles>2</meta:editing-cycles>
    <meta:generator>LibreOffice/6.4.7.2$Linux_X86_64 LibreOffice_project/40$Build-2</meta:generator>
    <meta:document-statistic meta:table-count="2" meta:cell-count="2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92cm" svg:height="10.813cm" xlink:href=".." xlink:type="simple" chart:class="chart:line" chart:style-name="ch1">
        <chart:title svg:x="6.092cm" svg:y="0.352cm" chart:style-name="ch2">
          <text:p>Przestawenia dla k=1 i losowej tablicy</text:p>
        </chart:title>
        <chart:legend chart:legend-position="end" svg:x="15.32cm" svg:y="4.36cm" style:legend-expansion="high" chart:style-name="ch3"/>
        <chart:plot-area chart:style-name="ch4" table:cell-range-address="all4_k1.A1:all4_k1.B21 all4_k1.F1:all4_k1.F21 all4_k1.J1:all4_k1.J21 all4_k1.N1:all4_k1.N21" chart:data-source-has-labels="both" svg:x="0.397cm" svg:y="1.347cm" svg:width="14.526cm" svg:height="9.25cm">
          <chartooo:coordinate-region svg:x="1.759cm" svg:y="1.546cm" svg:width="12.793cm" svg:height="8.404cm"/>
          <chart:axis chart:dimension="x" chart:name="primary-x" chart:style-name="ch5" chartooo:axis-type="auto">
            <chartooo:date-scale/>
            <chart:categories table:cell-range-address="all4_k1.A2:all4_k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.B2:all4_k1.B21" chart:label-cell-address="all4_k1.B1:all4_k1.B1" chart:class="chart:line">
            <chart:data-point chart:repeated="20"/>
          </chart:series>
          <chart:series chart:style-name="ch8" chart:values-cell-range-address="all4_k1.F2:all4_k1.F21" chart:label-cell-address="all4_k1.F1:all4_k1.F1" chart:class="chart:line">
            <chart:data-point chart:repeated="20"/>
          </chart:series>
          <chart:series chart:style-name="ch9" chart:values-cell-range-address="all4_k1.J2:all4_k1.J21" chart:label-cell-address="all4_k1.J1:all4_k1.J1" chart:class="chart:line">
            <chart:data-point chart:repeated="20"/>
          </chart:series>
          <chart:series chart:style-name="ch10" chart:values-cell-range-address="all4_k1.N2:all4_k1.N21" chart:label-cell-address="all4_k1.N1:all4_k1.N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stawienia_insort</text:p>
                <draw:g>
                  <svg:desc>all4_k1.B1:all4_k1.B1</svg:desc>
                </draw:g>
              </table:table-cell>
              <table:table-cell office:value-type="string">
                <text:p>przestawienia_merge</text:p>
                <draw:g>
                  <svg:desc>all4_k1.F1:all4_k1.F1</svg:desc>
                </draw:g>
              </table:table-cell>
              <table:table-cell office:value-type="string">
                <text:p>przestawienia_quick</text:p>
                <draw:g>
                  <svg:desc>all4_k1.J1:all4_k1.J1</svg:desc>
                </draw:g>
              </table:table-cell>
              <table:table-cell office:value-type="string">
                <text:p>przestawienia_dpqs</text:p>
                <draw:g>
                  <svg:desc>all4_k1.N1:all4_k1.N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.A2:all4_k1.A21</svg:desc>
                </draw:g>
              </table:table-cell>
              <table:table-cell office:value-type="float" office:value="675">
                <text:p>675</text:p>
                <draw:g>
                  <svg:desc>all4_k1.B2:all4_k1.B21</svg:desc>
                </draw:g>
              </table:table-cell>
              <table:table-cell office:value-type="float" office:value="168">
                <text:p>168</text:p>
                <draw:g>
                  <svg:desc>all4_k1.F2:all4_k1.F21</svg:desc>
                </draw:g>
              </table:table-cell>
              <table:table-cell office:value-type="float" office:value="98">
                <text:p>98</text:p>
                <draw:g>
                  <svg:desc>all4_k1.J2:all4_k1.J21</svg:desc>
                </draw:g>
              </table:table-cell>
              <table:table-cell office:value-type="float" office:value="182">
                <text:p>182</text:p>
                <draw:g>
                  <svg:desc>all4_k1.N2:all4_k1.N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18">
                <text:p>2418</text:p>
              </table:table-cell>
              <table:table-cell office:value-type="float" office:value="393">
                <text:p>393</text:p>
              </table:table-cell>
              <table:table-cell office:value-type="float" office:value="220">
                <text:p>22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51">
                <text:p>5751</text:p>
              </table:table-cell>
              <table:table-cell office:value-type="float" office:value="634">
                <text:p>634</text:p>
              </table:table-cell>
              <table:table-cell office:value-type="float" office:value="447">
                <text:p>44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430">
                <text:p>10430</text:p>
              </table:table-cell>
              <table:table-cell office:value-type="float" office:value="893">
                <text:p>893</text:p>
              </table:table-cell>
              <table:table-cell office:value-type="float" office:value="839">
                <text:p>83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539">
                <text:p>15539</text:p>
              </table:table-cell>
              <table:table-cell office:value-type="float" office:value="1130">
                <text:p>1130</text:p>
              </table:table-cell>
              <table:table-cell office:value-type="float" office:value="1025">
                <text:p>102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59">
                <text:p>23459</text:p>
              </table:table-cell>
              <table:table-cell office:value-type="float" office:value="1422">
                <text:p>1422</text:p>
              </table:table-cell>
              <table:table-cell office:value-type="float" office:value="1047">
                <text:p>1047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780">
                <text:p>30780</text:p>
              </table:table-cell>
              <table:table-cell office:value-type="float" office:value="1691">
                <text:p>1691</text:p>
              </table:table-cell>
              <table:table-cell office:value-type="float" office:value="1630">
                <text:p>163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418">
                <text:p>39418</text:p>
              </table:table-cell>
              <table:table-cell office:value-type="float" office:value="1987">
                <text:p>1987</text:p>
              </table:table-cell>
              <table:table-cell office:value-type="float" office:value="1704">
                <text:p>1704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597">
                <text:p>50597</text:p>
              </table:table-cell>
              <table:table-cell office:value-type="float" office:value="2277">
                <text:p>2277</text:p>
              </table:table-cell>
              <table:table-cell office:value-type="float" office:value="2227">
                <text:p>2227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351">
                <text:p>63351</text:p>
              </table:table-cell>
              <table:table-cell office:value-type="float" office:value="2528">
                <text:p>2528</text:p>
              </table:table-cell>
              <table:table-cell office:value-type="float" office:value="2150">
                <text:p>215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2961">
                <text:p>72961</text:p>
              </table:table-cell>
              <table:table-cell office:value-type="float" office:value="2808">
                <text:p>2808</text:p>
              </table:table-cell>
              <table:table-cell office:value-type="float" office:value="2424">
                <text:p>2424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1682">
                <text:p>91682</text:p>
              </table:table-cell>
              <table:table-cell office:value-type="float" office:value="3063">
                <text:p>3063</text:p>
              </table:table-cell>
              <table:table-cell office:value-type="float" office:value="3118">
                <text:p>3118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5102">
                <text:p>105102</text:p>
              </table:table-cell>
              <table:table-cell office:value-type="float" office:value="3427">
                <text:p>3427</text:p>
              </table:table-cell>
              <table:table-cell office:value-type="float" office:value="2736">
                <text:p>2736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5176">
                <text:p>125176</text:p>
              </table:table-cell>
              <table:table-cell office:value-type="float" office:value="3735">
                <text:p>3735</text:p>
              </table:table-cell>
              <table:table-cell office:value-type="float" office:value="3059">
                <text:p>3059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6030">
                <text:p>136030</text:p>
              </table:table-cell>
              <table:table-cell office:value-type="float" office:value="4077">
                <text:p>4077</text:p>
              </table:table-cell>
              <table:table-cell office:value-type="float" office:value="3538">
                <text:p>3538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3918">
                <text:p>163918</text:p>
              </table:table-cell>
              <table:table-cell office:value-type="float" office:value="4325">
                <text:p>4325</text:p>
              </table:table-cell>
              <table:table-cell office:value-type="float" office:value="3321">
                <text:p>3321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5806">
                <text:p>175806</text:p>
              </table:table-cell>
              <table:table-cell office:value-type="float" office:value="4657">
                <text:p>4657</text:p>
              </table:table-cell>
              <table:table-cell office:value-type="float" office:value="3497">
                <text:p>349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6049">
                <text:p>196049</text:p>
              </table:table-cell>
              <table:table-cell office:value-type="float" office:value="4983">
                <text:p>4983</text:p>
              </table:table-cell>
              <table:table-cell office:value-type="float" office:value="6141">
                <text:p>6141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9013">
                <text:p>229013</text:p>
              </table:table-cell>
              <table:table-cell office:value-type="float" office:value="5279">
                <text:p>5279</text:p>
              </table:table-cell>
              <table:table-cell office:value-type="float" office:value="4801">
                <text:p>480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5880">
                <text:p>255880</text:p>
              </table:table-cell>
              <table:table-cell office:value-type="float" office:value="5572">
                <text:p>5572</text:p>
              </table:table-cell>
              <table:table-cell office:value-type="float" office:value="4848">
                <text:p>4848</text:p>
              </table:table-cell>
              <table:table-cell office:value-type="float" office:value="5899">
                <text:p>5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65cm" svg:height="10.914cm" xlink:href=".." xlink:type="simple" chart:class="chart:line" chart:style-name="ch1">
        <chart:title svg:x="4.165cm" svg:y="0.354cm" chart:style-name="ch2">
          <text:p>Przestawenia dla k=1 i losowej tablicy (bez insertion sorta)</text:p>
        </chart:title>
        <chart:legend chart:legend-position="end" svg:x="15.593cm" svg:y="4.66cm" style:legend-expansion="high" chart:style-name="ch3"/>
        <chart:plot-area chart:style-name="ch4" table:cell-range-address="all4_k1.A1:all4_k1.A21 all4_k1.F1:all4_k1.F21 all4_k1.J1:all4_k1.J21 all4_k1.N1:all4_k1.N21" chart:data-source-has-labels="both" svg:x="0.403cm" svg:y="1.351cm" svg:width="14.787cm" svg:height="9.345cm">
          <chartooo:coordinate-region svg:x="1.395cm" svg:y="1.55cm" svg:width="13.423cm" svg:height="8.499cm"/>
          <chart:axis chart:dimension="x" chart:name="primary-x" chart:style-name="ch5" chartooo:axis-type="auto">
            <chartooo:date-scale/>
            <chart:categories table:cell-range-address="all4_k1.A2:all4_k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.F2:all4_k1.F21" chart:label-cell-address="all4_k1.F1:all4_k1.F1" chart:class="chart:line">
            <chart:data-point chart:repeated="20"/>
          </chart:series>
          <chart:series chart:style-name="ch8" chart:values-cell-range-address="all4_k1.J2:all4_k1.J21" chart:label-cell-address="all4_k1.J1:all4_k1.J1" chart:class="chart:line">
            <chart:data-point chart:repeated="20"/>
          </chart:series>
          <chart:series chart:style-name="ch9" chart:values-cell-range-address="all4_k1.N2:all4_k1.N21" chart:label-cell-address="all4_k1.N1:all4_k1.N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stawienia_merge</text:p>
                <draw:g>
                  <svg:desc>all4_k1.F1:all4_k1.F1</svg:desc>
                </draw:g>
              </table:table-cell>
              <table:table-cell office:value-type="string">
                <text:p>przestawienia_quick</text:p>
                <draw:g>
                  <svg:desc>all4_k1.J1:all4_k1.J1</svg:desc>
                </draw:g>
              </table:table-cell>
              <table:table-cell office:value-type="string">
                <text:p>przestawienia_dpqs</text:p>
                <draw:g>
                  <svg:desc>all4_k1.N1:all4_k1.N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.A2:all4_k1.A21</svg:desc>
                </draw:g>
              </table:table-cell>
              <table:table-cell office:value-type="float" office:value="168">
                <text:p>168</text:p>
                <draw:g>
                  <svg:desc>all4_k1.F2:all4_k1.F21</svg:desc>
                </draw:g>
              </table:table-cell>
              <table:table-cell office:value-type="float" office:value="98">
                <text:p>98</text:p>
                <draw:g>
                  <svg:desc>all4_k1.J2:all4_k1.J21</svg:desc>
                </draw:g>
              </table:table-cell>
              <table:table-cell office:value-type="float" office:value="182">
                <text:p>182</text:p>
                <draw:g>
                  <svg:desc>all4_k1.N2:all4_k1.N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220">
                <text:p>22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34">
                <text:p>634</text:p>
              </table:table-cell>
              <table:table-cell office:value-type="float" office:value="447">
                <text:p>44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93">
                <text:p>893</text:p>
              </table:table-cell>
              <table:table-cell office:value-type="float" office:value="839">
                <text:p>83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30">
                <text:p>1130</text:p>
              </table:table-cell>
              <table:table-cell office:value-type="float" office:value="1025">
                <text:p>102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22">
                <text:p>1422</text:p>
              </table:table-cell>
              <table:table-cell office:value-type="float" office:value="1047">
                <text:p>1047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691">
                <text:p>1691</text:p>
              </table:table-cell>
              <table:table-cell office:value-type="float" office:value="1630">
                <text:p>163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87">
                <text:p>1987</text:p>
              </table:table-cell>
              <table:table-cell office:value-type="float" office:value="1704">
                <text:p>1704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77">
                <text:p>2277</text:p>
              </table:table-cell>
              <table:table-cell office:value-type="float" office:value="2227">
                <text:p>2227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28">
                <text:p>2528</text:p>
              </table:table-cell>
              <table:table-cell office:value-type="float" office:value="2150">
                <text:p>215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808">
                <text:p>2808</text:p>
              </table:table-cell>
              <table:table-cell office:value-type="float" office:value="2424">
                <text:p>2424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063">
                <text:p>3063</text:p>
              </table:table-cell>
              <table:table-cell office:value-type="float" office:value="3118">
                <text:p>3118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27">
                <text:p>3427</text:p>
              </table:table-cell>
              <table:table-cell office:value-type="float" office:value="2736">
                <text:p>2736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735">
                <text:p>3735</text:p>
              </table:table-cell>
              <table:table-cell office:value-type="float" office:value="3059">
                <text:p>3059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077">
                <text:p>4077</text:p>
              </table:table-cell>
              <table:table-cell office:value-type="float" office:value="3538">
                <text:p>3538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325">
                <text:p>4325</text:p>
              </table:table-cell>
              <table:table-cell office:value-type="float" office:value="3321">
                <text:p>3321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657">
                <text:p>4657</text:p>
              </table:table-cell>
              <table:table-cell office:value-type="float" office:value="3497">
                <text:p>349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983">
                <text:p>4983</text:p>
              </table:table-cell>
              <table:table-cell office:value-type="float" office:value="6141">
                <text:p>6141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279">
                <text:p>5279</text:p>
              </table:table-cell>
              <table:table-cell office:value-type="float" office:value="4801">
                <text:p>480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72">
                <text:p>5572</text:p>
              </table:table-cell>
              <table:table-cell office:value-type="float" office:value="4848">
                <text:p>4848</text:p>
              </table:table-cell>
              <table:table-cell office:value-type="float" office:value="5899">
                <text:p>5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3cm" svg:height="9.71cm" xlink:href=".." xlink:type="simple" chart:class="chart:line" chart:style-name="ch1">
        <chart:title svg:x="6.288cm" svg:y="0.33cm" chart:style-name="ch2">
          <text:p>Porównania dla k=1 i losowej tablicy</text:p>
        </chart:title>
        <chart:legend chart:legend-position="end" svg:x="15.711cm" svg:y="3.809cm" style:legend-expansion="high" chart:style-name="ch3"/>
        <chart:plot-area chart:style-name="ch4" table:cell-range-address="all4_k1.A1:all4_k1.A21 all4_k1.C1:all4_k1.C21 all4_k1.G1:all4_k1.G21 all4_k1.K1:all4_k1.K21 all4_k1.O1:all4_k1.O21" chart:data-source-has-labels="both" svg:x="0.398cm" svg:y="1.303cm" svg:width="14.915cm" svg:height="8.213cm">
          <chartooo:coordinate-region svg:x="1.76cm" svg:y="1.502cm" svg:width="13.181cm" svg:height="7.367cm"/>
          <chart:axis chart:dimension="x" chart:name="primary-x" chart:style-name="ch5" chartooo:axis-type="auto">
            <chartooo:date-scale/>
            <chart:categories table:cell-range-address="all4_k1.A2:all4_k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.C2:all4_k1.C21" chart:label-cell-address="all4_k1.C1:all4_k1.C1" chart:class="chart:line">
            <chart:data-point chart:repeated="20"/>
          </chart:series>
          <chart:series chart:style-name="ch8" chart:values-cell-range-address="all4_k1.G2:all4_k1.G21" chart:label-cell-address="all4_k1.G1:all4_k1.G1" chart:class="chart:line">
            <chart:data-point chart:repeated="20"/>
          </chart:series>
          <chart:series chart:style-name="ch9" chart:values-cell-range-address="all4_k1.K2:all4_k1.K21" chart:label-cell-address="all4_k1.K1:all4_k1.K1" chart:class="chart:line">
            <chart:data-point chart:repeated="20"/>
          </chart:series>
          <chart:series chart:style-name="ch10" chart:values-cell-range-address="all4_k1.O2:all4_k1.O21" chart:label-cell-address="all4_k1.O1:all4_k1.O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ównania_insort</text:p>
                <draw:g>
                  <svg:desc>all4_k1.C1:all4_k1.C1</svg:desc>
                </draw:g>
              </table:table-cell>
              <table:table-cell office:value-type="string">
                <text:p>porównania_merge</text:p>
                <draw:g>
                  <svg:desc>all4_k1.G1:all4_k1.G1</svg:desc>
                </draw:g>
              </table:table-cell>
              <table:table-cell office:value-type="string">
                <text:p>porównania_quick</text:p>
                <draw:g>
                  <svg:desc>all4_k1.K1:all4_k1.K1</svg:desc>
                </draw:g>
              </table:table-cell>
              <table:table-cell office:value-type="string">
                <text:p>porównania_dpqs</text:p>
                <draw:g>
                  <svg:desc>all4_k1.O1:all4_k1.O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.A2:all4_k1.A21</svg:desc>
                </draw:g>
              </table:table-cell>
              <table:table-cell office:value-type="float" office:value="676">
                <text:p>676</text:p>
                <draw:g>
                  <svg:desc>all4_k1.C2:all4_k1.C21</svg:desc>
                </draw:g>
              </table:table-cell>
              <table:table-cell office:value-type="float" office:value="220">
                <text:p>220</text:p>
                <draw:g>
                  <svg:desc>all4_k1.G2:all4_k1.G21</svg:desc>
                </draw:g>
              </table:table-cell>
              <table:table-cell office:value-type="float" office:value="234">
                <text:p>234</text:p>
                <draw:g>
                  <svg:desc>all4_k1.K2:all4_k1.K21</svg:desc>
                </draw:g>
              </table:table-cell>
              <table:table-cell office:value-type="float" office:value="392">
                <text:p>392</text:p>
                <draw:g>
                  <svg:desc>all4_k1.O2:all4_k1.O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16">
                <text:p>2416</text:p>
              </table:table-cell>
              <table:table-cell office:value-type="float" office:value="537">
                <text:p>537</text:p>
              </table:table-cell>
              <table:table-cell office:value-type="float" office:value="639">
                <text:p>63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49">
                <text:p>5749</text:p>
              </table:table-cell>
              <table:table-cell office:value-type="float" office:value="896">
                <text:p>896</text:p>
              </table:table-cell>
              <table:table-cell office:value-type="float" office:value="1052">
                <text:p>105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431">
                <text:p>10431</text:p>
              </table:table-cell>
              <table:table-cell office:value-type="float" office:value="1285">
                <text:p>1285</text:p>
              </table:table-cell>
              <table:table-cell office:value-type="float" office:value="1557">
                <text:p>1557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538">
                <text:p>15538</text:p>
              </table:table-cell>
              <table:table-cell office:value-type="float" office:value="1685">
                <text:p>1685</text:p>
              </table:table-cell>
              <table:table-cell office:value-type="float" office:value="2049">
                <text:p>204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60">
                <text:p>23460</text:p>
              </table:table-cell>
              <table:table-cell office:value-type="float" office:value="2104">
                <text:p>2104</text:p>
              </table:table-cell>
              <table:table-cell office:value-type="float" office:value="2636">
                <text:p>263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778">
                <text:p>30778</text:p>
              </table:table-cell>
              <table:table-cell office:value-type="float" office:value="2523">
                <text:p>2523</text:p>
              </table:table-cell>
              <table:table-cell office:value-type="float" office:value="3168">
                <text:p>3168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417">
                <text:p>39417</text:p>
              </table:table-cell>
              <table:table-cell office:value-type="float" office:value="2947">
                <text:p>2947</text:p>
              </table:table-cell>
              <table:table-cell office:value-type="float" office:value="3438">
                <text:p>3438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592">
                <text:p>50592</text:p>
              </table:table-cell>
              <table:table-cell office:value-type="float" office:value="3408">
                <text:p>3408</text:p>
              </table:table-cell>
              <table:table-cell office:value-type="float" office:value="4470">
                <text:p>447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356">
                <text:p>63356</text:p>
              </table:table-cell>
              <table:table-cell office:value-type="float" office:value="3877">
                <text:p>3877</text:p>
              </table:table-cell>
              <table:table-cell office:value-type="float" office:value="4544">
                <text:p>4544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2961">
                <text:p>72961</text:p>
              </table:table-cell>
              <table:table-cell office:value-type="float" office:value="4337">
                <text:p>4337</text:p>
              </table:table-cell>
              <table:table-cell office:value-type="float" office:value="5345">
                <text:p>5345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1684">
                <text:p>91684</text:p>
              </table:table-cell>
              <table:table-cell office:value-type="float" office:value="4810">
                <text:p>4810</text:p>
              </table:table-cell>
              <table:table-cell office:value-type="float" office:value="6278">
                <text:p>6278</text:p>
              </table:table-cell>
              <table:table-cell office:value-type="float" office:value="11398">
                <text:p>1139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5106">
                <text:p>105106</text:p>
              </table:table-cell>
              <table:table-cell office:value-type="float" office:value="5250">
                <text:p>5250</text:p>
              </table:table-cell>
              <table:table-cell office:value-type="float" office:value="6149">
                <text:p>6149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5175">
                <text:p>125175</text:p>
              </table:table-cell>
              <table:table-cell office:value-type="float" office:value="5742">
                <text:p>5742</text:p>
              </table:table-cell>
              <table:table-cell office:value-type="float" office:value="7513">
                <text:p>7513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6030">
                <text:p>136030</text:p>
              </table:table-cell>
              <table:table-cell office:value-type="float" office:value="6190">
                <text:p>6190</text:p>
              </table:table-cell>
              <table:table-cell office:value-type="float" office:value="8062">
                <text:p>8062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3921">
                <text:p>163921</text:p>
              </table:table-cell>
              <table:table-cell office:value-type="float" office:value="6729">
                <text:p>6729</text:p>
              </table:table-cell>
              <table:table-cell office:value-type="float" office:value="8335">
                <text:p>8335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5811">
                <text:p>175811</text:p>
              </table:table-cell>
              <table:table-cell office:value-type="float" office:value="7192">
                <text:p>7192</text:p>
              </table:table-cell>
              <table:table-cell office:value-type="float" office:value="8451">
                <text:p>8451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6061">
                <text:p>196061</text:p>
              </table:table-cell>
              <table:table-cell office:value-type="float" office:value="7697">
                <text:p>7697</text:p>
              </table:table-cell>
              <table:table-cell office:value-type="float" office:value="11326">
                <text:p>11326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9010">
                <text:p>229010</text:p>
              </table:table-cell>
              <table:table-cell office:value-type="float" office:value="8188">
                <text:p>8188</text:p>
              </table:table-cell>
              <table:table-cell office:value-type="float" office:value="10002">
                <text:p>10002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5883">
                <text:p>255883</text:p>
              </table:table-cell>
              <table:table-cell office:value-type="float" office:value="8722">
                <text:p>8722</text:p>
              </table:table-cell>
              <table:table-cell office:value-type="float" office:value="10845">
                <text:p>10845</text:p>
              </table:table-cell>
              <table:table-cell office:value-type="float" office:value="18222">
                <text:p>18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35cm" svg:height="11.339cm" xlink:href=".." xlink:type="simple" chart:class="chart:line" chart:style-name="ch1">
        <chart:title svg:x="5.076cm" svg:y="0.362cm" chart:style-name="ch2">
          <text:p>Porównania dla k=1 i losowej tablicy (bez insorta)</text:p>
        </chart:title>
        <chart:legend chart:legend-position="end" svg:x="15.933cm" svg:y="4.872cm" style:legend-expansion="high" chart:style-name="ch3"/>
        <chart:plot-area chart:style-name="ch4" table:cell-range-address="all4_k1.A1:all4_k1.A21 all4_k1.G1:all4_k1.G21 all4_k1.K1:all4_k1.K21 all4_k1.O1:all4_k1.O21" chart:data-source-has-labels="both" svg:x="0.402cm" svg:y="1.367cm" svg:width="15.129cm" svg:height="9.746cm">
          <chartooo:coordinate-region svg:x="1.579cm" svg:y="1.566cm" svg:width="13.58cm" svg:height="8.9cm"/>
          <chart:axis chart:dimension="x" chart:name="primary-x" chart:style-name="ch5" chartooo:axis-type="auto">
            <chartooo:date-scale/>
            <chart:categories table:cell-range-address="all4_k1.A2:all4_k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.G2:all4_k1.G21" chart:label-cell-address="all4_k1.G1:all4_k1.G1" chart:class="chart:line">
            <chart:data-point chart:repeated="20"/>
          </chart:series>
          <chart:series chart:style-name="ch8" chart:values-cell-range-address="all4_k1.K2:all4_k1.K21" chart:label-cell-address="all4_k1.K1:all4_k1.K1" chart:class="chart:line">
            <chart:data-point chart:repeated="20"/>
          </chart:series>
          <chart:series chart:style-name="ch9" chart:values-cell-range-address="all4_k1.O2:all4_k1.O21" chart:label-cell-address="all4_k1.O1:all4_k1.O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ównania_merge</text:p>
                <draw:g>
                  <svg:desc>all4_k1.G1:all4_k1.G1</svg:desc>
                </draw:g>
              </table:table-cell>
              <table:table-cell office:value-type="string">
                <text:p>porównania_quick</text:p>
                <draw:g>
                  <svg:desc>all4_k1.K1:all4_k1.K1</svg:desc>
                </draw:g>
              </table:table-cell>
              <table:table-cell office:value-type="string">
                <text:p>porównania_dpqs</text:p>
                <draw:g>
                  <svg:desc>all4_k1.O1:all4_k1.O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.A2:all4_k1.A21</svg:desc>
                </draw:g>
              </table:table-cell>
              <table:table-cell office:value-type="float" office:value="220">
                <text:p>220</text:p>
                <draw:g>
                  <svg:desc>all4_k1.G2:all4_k1.G21</svg:desc>
                </draw:g>
              </table:table-cell>
              <table:table-cell office:value-type="float" office:value="234">
                <text:p>234</text:p>
                <draw:g>
                  <svg:desc>all4_k1.K2:all4_k1.K21</svg:desc>
                </draw:g>
              </table:table-cell>
              <table:table-cell office:value-type="float" office:value="392">
                <text:p>392</text:p>
                <draw:g>
                  <svg:desc>all4_k1.O2:all4_k1.O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7">
                <text:p>537</text:p>
              </table:table-cell>
              <table:table-cell office:value-type="float" office:value="639">
                <text:p>63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96">
                <text:p>896</text:p>
              </table:table-cell>
              <table:table-cell office:value-type="float" office:value="1052">
                <text:p>105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5">
                <text:p>1285</text:p>
              </table:table-cell>
              <table:table-cell office:value-type="float" office:value="1557">
                <text:p>1557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85">
                <text:p>1685</text:p>
              </table:table-cell>
              <table:table-cell office:value-type="float" office:value="2049">
                <text:p>204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4">
                <text:p>2104</text:p>
              </table:table-cell>
              <table:table-cell office:value-type="float" office:value="2636">
                <text:p>263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23">
                <text:p>2523</text:p>
              </table:table-cell>
              <table:table-cell office:value-type="float" office:value="3168">
                <text:p>3168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47">
                <text:p>2947</text:p>
              </table:table-cell>
              <table:table-cell office:value-type="float" office:value="3438">
                <text:p>3438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08">
                <text:p>3408</text:p>
              </table:table-cell>
              <table:table-cell office:value-type="float" office:value="4470">
                <text:p>447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77">
                <text:p>3877</text:p>
              </table:table-cell>
              <table:table-cell office:value-type="float" office:value="4544">
                <text:p>4544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337">
                <text:p>4337</text:p>
              </table:table-cell>
              <table:table-cell office:value-type="float" office:value="5345">
                <text:p>5345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10">
                <text:p>4810</text:p>
              </table:table-cell>
              <table:table-cell office:value-type="float" office:value="6278">
                <text:p>6278</text:p>
              </table:table-cell>
              <table:table-cell office:value-type="float" office:value="11398">
                <text:p>1139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250">
                <text:p>5250</text:p>
              </table:table-cell>
              <table:table-cell office:value-type="float" office:value="6149">
                <text:p>6149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42">
                <text:p>5742</text:p>
              </table:table-cell>
              <table:table-cell office:value-type="float" office:value="7513">
                <text:p>7513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190">
                <text:p>6190</text:p>
              </table:table-cell>
              <table:table-cell office:value-type="float" office:value="8062">
                <text:p>8062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29">
                <text:p>6729</text:p>
              </table:table-cell>
              <table:table-cell office:value-type="float" office:value="8335">
                <text:p>8335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192">
                <text:p>7192</text:p>
              </table:table-cell>
              <table:table-cell office:value-type="float" office:value="8451">
                <text:p>8451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697">
                <text:p>7697</text:p>
              </table:table-cell>
              <table:table-cell office:value-type="float" office:value="11326">
                <text:p>11326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188">
                <text:p>8188</text:p>
              </table:table-cell>
              <table:table-cell office:value-type="float" office:value="10002">
                <text:p>10002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22">
                <text:p>8722</text:p>
              </table:table-cell>
              <table:table-cell office:value-type="float" office:value="10845">
                <text:p>10845</text:p>
              </table:table-cell>
              <table:table-cell office:value-type="float" office:value="18222">
                <text:p>18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